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1*"/>
    </style:style>
    <style:style style:name="Tabela1.B" style:family="table-column">
      <style:table-column-properties style:column-width="2.429cm" style:rel-column-width="9362*"/>
    </style:style>
    <style:style style:name="Tabela1.G" style:family="table-column">
      <style:table-column-properties style:column-width="2.429cm" style:rel-column-width="936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585ef" officeooo:paragraph-rsid="00005fc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585ef" officeooo:paragraph-rsid="00005fc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585ef" officeooo:paragraph-rsid="00005fc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585ef" officeooo:paragraph-rsid="00005fc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rsid="001585ef" officeooo:paragraph-rsid="00005fc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1pt" officeooo:rsid="001585ef" officeooo:paragraph-rsid="00005fc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1pt" fo:font-weight="bold" officeooo:rsid="00005fca" officeooo:paragraph-rsid="00005fca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1pt" fo:font-weight="bold" officeooo:rsid="00005fca" officeooo:paragraph-rsid="000270f0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1pt" fo:font-weight="bold" officeooo:rsid="000f462d" officeooo:paragraph-rsid="000f462d" style:font-size-asian="11pt" style:font-weight-asian="bold" style:font-size-complex="11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bold" officeooo:rsid="00005fca" officeooo:paragraph-rsid="0003e402" style:font-size-asian="11pt" style:font-weight-asian="bold" style:font-size-complex="11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bold" officeooo:rsid="00005fca" officeooo:paragraph-rsid="001191e6" style:font-size-asian="11pt" style:font-weight-asian="bold" style:font-size-complex="11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bold" officeooo:rsid="00005fca" officeooo:paragraph-rsid="000270f0" style:font-size-asian="11pt" style:font-weight-asian="bold" style:font-size-complex="11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bold" officeooo:rsid="0013379b" officeooo:paragraph-rsid="0013379b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Liberation Sans" fo:font-size="11pt" fo:font-weight="bold" officeooo:rsid="0015334f" officeooo:paragraph-rsid="0015334f" style:font-size-asian="11pt" style:font-weight-asian="bold" style:font-size-complex="11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bold" officeooo:rsid="000270f0" officeooo:paragraph-rsid="0006f90d" style:font-size-asian="11pt" style:font-weight-asian="bold" style:font-size-complex="11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bold" officeooo:rsid="000270f0" officeooo:paragraph-rsid="000d90ca" style:font-size-asian="11pt" style:font-weight-asian="bold" style:font-size-complex="11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bold" officeooo:rsid="00005fca" officeooo:paragraph-rsid="000270f0" style:font-size-asian="11pt" style:font-weight-asian="bold" style:font-size-complex="11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normal" officeooo:rsid="000807a5" officeooo:paragraph-rsid="000d90ca" style:font-size-asian="11pt" style:font-weight-asian="normal" style:font-size-complex="11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style="normal" fo:font-weight="bold" officeooo:rsid="0003e402" officeooo:paragraph-rsid="0003e402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style="normal" fo:font-weight="normal" officeooo:rsid="001191e6" officeooo:paragraph-rsid="001191e6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bold" officeooo:rsid="000270f0" officeooo:paragraph-rsid="0006f90d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bold" officeooo:rsid="000270f0" officeooo:paragraph-rsid="000d90ca" style:font-size-asian="11pt" style:font-weight-asian="bold" style:font-size-complex="11pt" style:font-weight-complex="bold"/>
    </style:style>
    <style:style style:name="P23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bold" officeooo:rsid="000807a5" officeooo:paragraph-rsid="000d90ca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bold" officeooo:rsid="000d90ca" officeooo:paragraph-rsid="000d90ca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bold" officeooo:rsid="000d90ca" officeooo:paragraph-rsid="001191e6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bold" officeooo:rsid="000f462d" officeooo:paragraph-rsid="000f462d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bold" officeooo:rsid="000f462d" officeooo:paragraph-rsid="001191e6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normal" officeooo:rsid="0005baed" officeooo:paragraph-rsid="0005baed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normal" officeooo:rsid="0005baed" officeooo:paragraph-rsid="000f462d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normal" officeooo:rsid="00106d2a" officeooo:paragraph-rsid="00106d2a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normal" officeooo:rsid="00125492" officeooo:paragraph-rsid="00125492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0807a5" officeooo:paragraph-rsid="000d90ca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06f90d" officeooo:paragraph-rsid="000d90ca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06f90d" officeooo:paragraph-rsid="001191e6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1191e6" officeooo:paragraph-rsid="001191e6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.199cm" fo:margin-right="0cm" fo:text-align="center" style:justify-single-word="false" fo:text-indent="0cm" style:auto-text-indent="false" fo:background-color="transparent"/>
      <style:text-properties style:font-name="Liberation Sans" fo:font-size="11pt" fo:font-style="normal" fo:font-weight="normal" officeooo:rsid="001191e6" officeooo:paragraph-rsid="001191e6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13379b" officeooo:paragraph-rsid="001191e6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13379b" officeooo:paragraph-rsid="0013379b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1.199cm" fo:margin-right="0cm" fo:text-align="center" style:justify-single-word="false" fo:text-indent="0cm" style:auto-text-indent="false" fo:background-color="transparent"/>
      <style:text-properties style:font-name="Liberation Sans" fo:font-size="11pt" fo:font-style="normal" fo:font-weight="normal" officeooo:rsid="0013379b" officeooo:paragraph-rsid="0013379b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125492" officeooo:paragraph-rsid="00125492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06f90d" officeooo:paragraph-rsid="0005baed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06f90d" officeooo:paragraph-rsid="000f462d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normal" officeooo:rsid="0015334f" officeooo:paragraph-rsid="0015334f" style:font-size-asian="11pt" style:font-weight-asian="normal" style:font-size-complex="11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normal" officeooo:rsid="0015fcd2" officeooo:paragraph-rsid="0015fcd2" style:font-size-asian="11pt" style:font-weight-asian="normal" style:font-size-complex="11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style:font-name="Liberation Sans" fo:font-size="11pt" style:text-underline-style="solid" style:text-underline-width="auto" style:text-underline-color="font-color" fo:font-weight="normal" officeooo:rsid="0009a9d5" officeooo:paragraph-rsid="0009a9d5" style:font-size-asian="11pt" style:font-weight-asian="normal" style:font-size-complex="11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Liberation Sans" fo:font-size="11pt" fo:font-weight="bold" officeooo:rsid="000270f0" officeooo:paragraph-rsid="0015334f" style:font-size-asian="11pt" style:font-weight-asian="bold" style:font-size-complex="11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style:font-name="Liberation Sans" fo:font-size="11pt" fo:font-weight="bold" officeooo:rsid="000270f0" officeooo:paragraph-rsid="0015fcd2" style:font-size-asian="11pt" style:font-weight-asian="bold" style:font-size-complex="11pt" style:font-weight-complex="bold"/>
    </style:style>
    <style:style style:name="P48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ans" fo:font-size="11pt" style:text-underline-style="solid" style:text-underline-width="auto" style:text-underline-color="font-color" fo:font-weight="normal" officeooo:rsid="0009a9d5" officeooo:paragraph-rsid="0009a9d5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bold" officeooo:rsid="000270f0" officeooo:paragraph-rsid="0015fcd2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bold" officeooo:rsid="000270f0" officeooo:paragraph-rsid="0016c41a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1pt" officeooo:rsid="00005fca" officeooo:paragraph-rsid="00005fca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1pt" officeooo:rsid="00005fca" officeooo:paragraph-rsid="0000ba88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11pt" officeooo:rsid="0000ba88" officeooo:paragraph-rsid="0000ba88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1pt" officeooo:rsid="0000ba88" officeooo:paragraph-rsid="0000ba88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1pt" officeooo:rsid="00018667" officeooo:paragraph-rsid="00018667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1pt" officeooo:rsid="000f462d" officeooo:paragraph-rsid="000f462d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Liberation Sans" fo:font-size="11pt" officeooo:rsid="0000ba88" officeooo:paragraph-rsid="0000ba8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Liberation Sans" fo:font-size="11pt" officeooo:rsid="000f462d" officeooo:paragraph-rsid="000f462d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Liberation Sans" fo:font-size="11pt" officeooo:rsid="0018d012" officeooo:paragraph-rsid="0018d012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Liberation Sans" fo:font-size="11pt" officeooo:rsid="00018667" officeooo:paragraph-rsid="00018667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Liberation Sans" fo:font-size="11pt" officeooo:rsid="00005fca" officeooo:paragraph-rsid="00005fca" style:font-size-asian="11pt" style:font-size-complex="11pt"/>
    </style:style>
    <style:style style:name="P62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weight="normal" officeooo:rsid="000270f0" officeooo:paragraph-rsid="0006f90d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normal" officeooo:rsid="0003e402" officeooo:paragraph-rsid="0006f90d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Sans" fo:font-size="11pt" fo:font-style="normal" fo:font-weight="bold" officeooo:rsid="000270f0" officeooo:paragraph-rsid="001dc40c" style:font-name-asian="Noto Sans CJK SC Regular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T1" style:family="text">
      <style:text-properties officeooo:rsid="0000ba88"/>
    </style:style>
    <style:style style:name="T2" style:family="text">
      <style:text-properties officeooo:rsid="0001866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18667" style:font-style-asian="italic" style:font-style-complex="italic"/>
    </style:style>
    <style:style style:name="T5" style:family="text">
      <style:text-properties fo:font-style="italic" style:font-name-asian="Liberation Serif1" style:font-style-asian="italic" style:font-name-complex="Liberation Serif1" style:font-style-complex="italic"/>
    </style:style>
    <style:style style:name="T6" style:family="text">
      <style:text-properties fo:font-style="italic" style:font-name-asian="Noto Sans CJK SC Regular" style:font-style-asian="italic" style:font-name-complex="Lohit Devanagari" style:font-style-complex="italic"/>
    </style:style>
    <style:style style:name="T7" style:family="text">
      <style:text-properties fo:font-style="italic" fo:font-weight="normal" officeooo:rsid="000807a5" style:font-name-asian="Liberation Serif1" style:font-style-asian="italic" style:font-weight-asian="normal" style:font-name-complex="Liberation Serif1" style:font-style-complex="italic" style:font-weight-complex="normal"/>
    </style:style>
    <style:style style:name="T8" style:family="text">
      <style:text-properties fo:font-style="italic" fo:font-weight="normal" officeooo:rsid="0015334f" style:font-name-asian="Liberation Serif1" style:font-style-asian="italic" style:font-weight-asian="normal" style:font-name-complex="Liberation Serif1" style:font-style-complex="italic" style:font-weight-complex="normal"/>
    </style:style>
    <style:style style:name="T9" style:family="text">
      <style:text-properties fo:font-style="italic" fo:font-weight="normal" officeooo:rsid="001dc40c" style:font-name-asian="Liberation Serif1" style:font-style-asian="italic" style:font-weight-asian="normal" style:font-name-complex="Liberation Serif1" style:font-style-complex="italic" style:font-weight-complex="normal"/>
    </style:style>
    <style:style style:name="T10" style:family="text">
      <style:text-properties fo:font-style="italic" fo:font-weight="normal" officeooo:rsid="000807a5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1" style:family="text">
      <style:text-properties fo:font-style="italic" fo:font-weight="normal" officeooo:rsid="0015334f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2" style:family="text">
      <style:text-properties fo:font-style="italic" fo:font-weight="normal" officeooo:rsid="001dc40c" style:font-style-asian="italic" style:font-weight-asian="normal" style:font-style-complex="italic" style:font-weight-complex="normal"/>
    </style:style>
    <style:style style:name="T13" style:family="text">
      <style:text-properties fo:font-weight="normal" officeooo:rsid="0015334f" style:font-name-asian="Liberation Serif1" style:font-weight-asian="normal" style:font-name-complex="Liberation Serif1" style:font-weight-complex="normal"/>
    </style:style>
    <style:style style:name="T14" style:family="text">
      <style:text-properties fo:font-weight="normal" officeooo:rsid="0015334f" style:font-name-asian="Noto Sans CJK SC Regular" style:font-weight-asian="normal" style:font-name-complex="Lohit Devanagari" style:font-weight-complex="normal"/>
    </style:style>
    <style:style style:name="T15" style:family="text">
      <style:text-properties fo:font-weight="normal" officeooo:rsid="0015fcd2" style:font-name-asian="Noto Sans CJK SC Regular" style:font-weight-asian="normal" style:font-name-complex="Lohit Devanagari" style:font-weight-complex="normal"/>
    </style:style>
    <style:style style:name="T16" style:family="text">
      <style:text-properties fo:font-weight="normal" officeooo:rsid="0018d012" style:font-name-asian="Noto Sans CJK SC Regular" style:font-weight-asian="normal" style:font-name-complex="Lohit Devanagari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c40c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18667" style:font-style-asian="normal" style:font-style-complex="normal"/>
    </style:style>
    <style:style style:name="T21" style:family="text">
      <style:text-properties fo:font-style="normal" officeooo:rsid="0003e402" style:font-style-asian="normal" style:font-style-complex="normal"/>
    </style:style>
    <style:style style:name="T22" style:family="text">
      <style:text-properties fo:font-style="normal" officeooo:rsid="0006f90d" style:font-style-asian="normal" style:font-style-complex="normal"/>
    </style:style>
    <style:style style:name="T23" style:family="text">
      <style:text-properties fo:font-style="normal" officeooo:rsid="000f462d" style:font-style-asian="normal" style:font-style-complex="normal"/>
    </style:style>
    <style:style style:name="T24" style:family="text">
      <style:text-properties fo:font-style="normal" officeooo:rsid="0013379b" style:font-style-asian="normal" style:font-style-complex="normal"/>
    </style:style>
    <style:style style:name="T25" style:family="text">
      <style:text-properties fo:font-style="normal" fo:font-weight="normal" officeooo:rsid="0001866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270f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style:font-name-asian="Noto Sans CJK SC Regular" style:font-style-asian="normal" style:font-weight-asian="normal" style:font-name-complex="Lohit Devanagari" style:font-style-complex="normal" style:font-weight-complex="normal"/>
    </style:style>
    <style:style style:name="T28" style:family="text">
      <style:text-properties fo:font-style="normal" fo:font-weight="normal" officeooo:rsid="0003e402" style:font-name-asian="Noto Sans CJK SC Regular" style:font-style-asian="normal" style:font-weight-asian="normal" style:font-name-complex="Lohit Devanagari" style:font-style-complex="normal" style:font-weight-complex="normal"/>
    </style:style>
    <style:style style:name="T29" style:family="text">
      <style:text-properties fo:font-style="normal" fo:font-weight="normal" officeooo:rsid="000807a5" style:font-name-asian="Noto Sans CJK SC Regular" style:font-style-asian="normal" style:font-weight-asian="normal" style:font-name-complex="Lohit Devanagari" style:font-style-complex="normal" style:font-weight-complex="normal"/>
    </style:style>
    <style:style style:name="T30" style:family="text">
      <style:text-properties fo:font-style="normal" fo:font-weight="normal" officeooo:rsid="0009a9d5" style:font-name-asian="Noto Sans CJK SC Regular" style:font-style-asian="normal" style:font-weight-asian="normal" style:font-name-complex="Lohit Devanagari" style:font-style-complex="normal" style:font-weight-complex="normal"/>
    </style:style>
    <style:style style:name="T31" style:family="text">
      <style:text-properties fo:font-style="normal" fo:font-weight="normal" officeooo:rsid="000d90ca" style:font-name-asian="Noto Sans CJK SC Regular" style:font-style-asian="normal" style:font-weight-asian="normal" style:font-name-complex="Lohit Devanagari" style:font-style-complex="normal" style:font-weight-complex="normal"/>
    </style:style>
    <style:style style:name="T32" style:family="text">
      <style:text-properties fo:font-style="normal" fo:font-weight="normal" officeooo:rsid="0006f90d" style:font-name-asian="Noto Sans CJK SC Regular" style:font-style-asian="normal" style:font-weight-asian="normal" style:font-name-complex="Lohit Devanagari" style:font-style-complex="normal" style:font-weight-complex="normal"/>
    </style:style>
    <style:style style:name="T33" style:family="text">
      <style:text-properties fo:font-style="normal" fo:font-weight="normal" officeooo:rsid="000f462d" style:font-name-asian="Noto Sans CJK SC Regular" style:font-style-asian="normal" style:font-weight-asian="normal" style:font-name-complex="Lohit Devanagari" style:font-style-complex="normal" style:font-weight-complex="normal"/>
    </style:style>
    <style:style style:name="T34" style:family="text">
      <style:text-properties fo:font-style="normal" fo:font-weight="normal" officeooo:rsid="001191e6" style:font-name-asian="Noto Sans CJK SC Regular" style:font-style-asian="normal" style:font-weight-asian="normal" style:font-name-complex="Lohit Devanagari" style:font-style-complex="normal" style:font-weight-complex="normal"/>
    </style:style>
    <style:style style:name="T35" style:family="text">
      <style:text-properties fo:font-style="normal" fo:font-weight="normal" officeooo:rsid="0015334f" style:font-name-asian="Noto Sans CJK SC Regular" style:font-style-asian="normal" style:font-weight-asian="normal" style:font-name-complex="Lohit Devanagari" style:font-style-complex="normal" style:font-weight-complex="normal"/>
    </style:style>
    <style:style style:name="T36" style:family="text">
      <style:text-properties fo:font-style="normal" fo:font-weight="normal" officeooo:rsid="0015fcd2" style:font-name-asian="Noto Sans CJK SC Regular" style:font-style-asian="normal" style:font-weight-asian="normal" style:font-name-complex="Lohit Devanagari" style:font-style-complex="normal" style:font-weight-complex="normal"/>
    </style:style>
    <style:style style:name="T37" style:family="text">
      <style:text-properties fo:font-style="normal" style:font-name-asian="Noto Sans CJK SC Regular" style:font-style-asian="normal" style:font-name-complex="Lohit Devanagari" style:font-style-complex="normal"/>
    </style:style>
    <style:style style:name="T38" style:family="text">
      <style:text-properties fo:font-style="normal" officeooo:rsid="00018667" style:font-name-asian="Noto Sans CJK SC Regular" style:font-style-asian="normal" style:font-name-complex="Lohit Devanagari" style:font-style-complex="normal"/>
    </style:style>
    <style:style style:name="T39" style:family="text">
      <style:text-properties fo:font-style="normal" officeooo:rsid="001191e6" style:font-name-asian="Noto Sans CJK SC Regular" style:font-style-asian="normal" style:font-name-complex="Lohit Devanagari" style:font-style-complex="normal"/>
    </style:style>
    <style:style style:name="T40" style:family="text">
      <style:text-properties fo:font-style="normal" officeooo:rsid="0013379b" style:font-name-asian="Noto Sans CJK SC Regular" style:font-style-asian="normal" style:font-name-complex="Lohit Devanagari" style:font-style-complex="normal"/>
    </style:style>
    <style:style style:name="T41" style:family="text">
      <style:text-properties fo:font-style="normal" officeooo:rsid="0005baed" style:font-name-asian="Noto Sans CJK SC Regular" style:font-style-asian="normal" style:font-name-complex="Lohit Devanagari" style:font-style-complex="normal"/>
    </style:style>
    <style:style style:name="T42" style:family="text">
      <style:text-properties fo:font-style="normal" officeooo:rsid="001dc40c" style:font-name-asian="Noto Sans CJK SC Regular" style:font-style-asian="normal" style:font-name-complex="Lohit Devanagari" style:font-style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03e402" style:font-style-asian="normal" style:font-weight-asian="bold" style:font-style-complex="normal" style:font-weight-complex="bold"/>
    </style:style>
    <style:style style:name="T47" style:family="text">
      <style:text-properties officeooo:rsid="0015334f"/>
    </style:style>
    <style:style style:name="T48" style:family="text">
      <style:text-properties officeooo:rsid="0015fcd2"/>
    </style:style>
    <style:style style:name="T49" style:family="text">
      <style:text-properties officeooo:rsid="001dc40c"/>
    </style:style>
    <style:style style:name="fr1" style:family="graphic" style:parent-style-name="OLE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ZPIECZEŃSTWO KOMPUTEROWE</text:p>
      <text:p text:style-name="P1"/>
      <text:p text:style-name="P2">Lista 2</text:p>
      <text:p text:style-name="P3"/>
      <text:p text:style-name="P4">Weronika Jasiak</text:p>
      <text:p text:style-name="P5">236733</text:p>
      <text:p text:style-name="P6"/>
      <text:p text:style-name="P7">1. Zbieranie danych</text:p>
      <text:p text:style-name="P7"><text:s text:c="4"/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/>
        <table:table-row>
          <table:table-cell table:style-name="Tabela1.A1" office:value-type="string">
            <text:p text:style-name="P51">Nr</text:p>
          </table:table-cell>
          <table:table-cell table:style-name="Tabela1.A1" office:value-type="string">
            <text:p text:style-name="P51">Data</text:p>
          </table:table-cell>
          <table:table-cell table:style-name="Tabela1.A1" office:value-type="string">
            <text:p text:style-name="P51">Numer roweru</text:p>
          </table:table-cell>
          <table:table-cell table:style-name="Tabela1.A1" office:value-type="string">
            <text:p text:style-name="P51">Kod stary</text:p>
          </table:table-cell>
          <table:table-cell table:style-name="Tabela1.A1" office:value-type="string">
            <text:p text:style-name="P51">Kod nowy</text:p>
          </table:table-cell>
          <table:table-cell table:style-name="Tabela1.A1" office:value-type="string">
            <text:p text:style-name="P51">Zamek</text:p>
          </table:table-cell>
          <table:table-cell table:style-name="Tabela1.G1" office:value-type="string">
            <text:p text:style-name="P56">Liczba obrotów</text:p>
          </table:table-cell>
        </table:table-row>
        <table:table-row>
          <table:table-cell table:style-name="Tabela1.A2" office:value-type="string">
            <text:p text:style-name="P51">1</text:p>
          </table:table-cell>
          <table:table-cell table:style-name="Tabela1.A2" office:value-type="string">
            <text:p text:style-name="P51">15.10.2018</text:p>
          </table:table-cell>
          <table:table-cell table:style-name="Tabela1.A2" office:value-type="string">
            <text:p text:style-name="P51">63733</text:p>
          </table:table-cell>
          <table:table-cell table:style-name="Tabela1.A2" office:value-type="string">
            <text:p text:style-name="P51">8457</text:p>
          </table:table-cell>
          <table:table-cell table:style-name="Tabela1.A2" office:value-type="string">
            <text:p text:style-name="P54">9988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10</text:p>
          </table:table-cell>
        </table:table-row>
        <table:table-row>
          <table:table-cell table:style-name="Tabela1.A2" office:value-type="string">
            <text:p text:style-name="P51">2</text:p>
          </table:table-cell>
          <table:table-cell table:style-name="Tabela1.A2" office:value-type="string">
            <text:p text:style-name="P51">15.10.2018</text:p>
          </table:table-cell>
          <table:table-cell table:style-name="Tabela1.A2" office:value-type="string">
            <text:p text:style-name="P51">57494</text:p>
          </table:table-cell>
          <table:table-cell table:style-name="Tabela1.A2" office:value-type="string">
            <text:p text:style-name="P51">9358</text:p>
          </table:table-cell>
          <table:table-cell table:style-name="Tabela1.A2" office:value-type="string">
            <text:p text:style-name="P54">1691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12</text:p>
          </table:table-cell>
        </table:table-row>
        <table:table-row>
          <table:table-cell table:style-name="Tabela1.A2" office:value-type="string">
            <text:p text:style-name="P51">3</text:p>
          </table:table-cell>
          <table:table-cell table:style-name="Tabela1.A2" office:value-type="string">
            <text:p text:style-name="P51">15.10.2018</text:p>
          </table:table-cell>
          <table:table-cell table:style-name="Tabela1.A2" office:value-type="string">
            <text:p text:style-name="P51">57753</text:p>
          </table:table-cell>
          <table:table-cell table:style-name="Tabela1.A2" office:value-type="string">
            <text:p text:style-name="P51">9499</text:p>
          </table:table-cell>
          <table:table-cell table:style-name="Tabela1.A2" office:value-type="string">
            <text:p text:style-name="P54">9419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2</text:p>
          </table:table-cell>
        </table:table-row>
        <table:table-row>
          <table:table-cell table:style-name="Tabela1.A2" office:value-type="string">
            <text:p text:style-name="P51">4</text:p>
          </table:table-cell>
          <table:table-cell table:style-name="Tabela1.A2" office:value-type="string">
            <text:p text:style-name="P51">15.10.2018</text:p>
          </table:table-cell>
          <table:table-cell table:style-name="Tabela1.A2" office:value-type="string">
            <text:p text:style-name="P51">57023</text:p>
          </table:table-cell>
          <table:table-cell table:style-name="Tabela1.A2" office:value-type="string">
            <text:p text:style-name="P51">8784</text:p>
          </table:table-cell>
          <table:table-cell table:style-name="Tabela1.A2" office:value-type="string">
            <text:p text:style-name="P54">6188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10</text:p>
          </table:table-cell>
        </table:table-row>
        <table:table-row>
          <table:table-cell table:style-name="Tabela1.A2" office:value-type="string">
            <text:p text:style-name="P51">5</text:p>
          </table:table-cell>
          <table:table-cell table:style-name="Tabela1.A2" office:value-type="string">
            <text:p text:style-name="P51">15.10.2018</text:p>
          </table:table-cell>
          <table:table-cell table:style-name="Tabela1.A2" office:value-type="string">
            <text:p text:style-name="P51">57396</text:p>
          </table:table-cell>
          <table:table-cell table:style-name="Tabela1.A2" office:value-type="string">
            <text:p text:style-name="P51">2307</text:p>
          </table:table-cell>
          <table:table-cell table:style-name="Tabela1.A2" office:value-type="string">
            <text:p text:style-name="P54">1285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6</text:p>
          </table:table-cell>
        </table:table-row>
        <table:table-row>
          <table:table-cell table:style-name="Tabela1.A2" office:value-type="string">
            <text:p text:style-name="P51">6</text:p>
          </table:table-cell>
          <table:table-cell table:style-name="Tabela1.A2" office:value-type="string">
            <text:p text:style-name="P51">15.10.2018</text:p>
          </table:table-cell>
          <table:table-cell table:style-name="Tabela1.A2" office:value-type="string">
            <text:p text:style-name="P51">57428</text:p>
          </table:table-cell>
          <table:table-cell table:style-name="Tabela1.A2" office:value-type="string">
            <text:p text:style-name="P51">3311</text:p>
          </table:table-cell>
          <table:table-cell table:style-name="Tabela1.A2" office:value-type="string">
            <text:p text:style-name="P54">1086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13</text:p>
          </table:table-cell>
        </table:table-row>
        <table:table-row>
          <table:table-cell table:style-name="Tabela1.A2" office:value-type="string">
            <text:p text:style-name="P51">7</text:p>
          </table:table-cell>
          <table:table-cell table:style-name="Tabela1.A2" office:value-type="string">
            <text:p text:style-name="P51">15.10.2018</text:p>
          </table:table-cell>
          <table:table-cell table:style-name="Tabela1.A2" office:value-type="string">
            <text:p text:style-name="P51">57502</text:p>
          </table:table-cell>
          <table:table-cell table:style-name="Tabela1.A2" office:value-type="string">
            <text:p text:style-name="P51">2113</text:p>
          </table:table-cell>
          <table:table-cell table:style-name="Tabela1.A2" office:value-type="string">
            <text:p text:style-name="P54">2223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2</text:p>
          </table:table-cell>
        </table:table-row>
        <table:table-row>
          <table:table-cell table:style-name="Tabela1.A2" office:value-type="string">
            <text:p text:style-name="P51">8</text:p>
          </table:table-cell>
          <table:table-cell table:style-name="Tabela1.A2" office:value-type="string">
            <text:p text:style-name="P51">15.10.2018</text:p>
          </table:table-cell>
          <table:table-cell table:style-name="Tabela1.A2" office:value-type="string">
            <text:p text:style-name="P51">57036</text:p>
          </table:table-cell>
          <table:table-cell table:style-name="Tabela1.A2" office:value-type="string">
            <text:p text:style-name="P51">5274</text:p>
          </table:table-cell>
          <table:table-cell table:style-name="Tabela1.A2" office:value-type="string">
            <text:p text:style-name="P54">5274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0</text:p>
          </table:table-cell>
        </table:table-row>
        <table:table-row>
          <table:table-cell table:style-name="Tabela1.A2" office:value-type="string">
            <text:p text:style-name="P51">9</text:p>
          </table:table-cell>
          <table:table-cell table:style-name="Tabela1.A2" office:value-type="string">
            <text:p text:style-name="P52">15.10.2018</text:p>
          </table:table-cell>
          <table:table-cell table:style-name="Tabela1.A2" office:value-type="string">
            <text:p text:style-name="P51">57017</text:p>
          </table:table-cell>
          <table:table-cell table:style-name="Tabela1.A2" office:value-type="string">
            <text:p text:style-name="P51">8032</text:p>
          </table:table-cell>
          <table:table-cell table:style-name="Tabela1.A2" office:value-type="string">
            <text:p text:style-name="P54">1396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14</text:p>
          </table:table-cell>
        </table:table-row>
        <table:table-row>
          <table:table-cell table:style-name="Tabela1.A2" office:value-type="string">
            <text:p text:style-name="P51">10</text:p>
          </table:table-cell>
          <table:table-cell table:style-name="Tabela1.A2" office:value-type="string">
            <text:p text:style-name="P52">15.10.2018</text:p>
          </table:table-cell>
          <table:table-cell table:style-name="Tabela1.A2" office:value-type="string">
            <text:p text:style-name="P51">57121</text:p>
          </table:table-cell>
          <table:table-cell table:style-name="Tabela1.A2" office:value-type="string">
            <text:p text:style-name="P51">4327</text:p>
          </table:table-cell>
          <table:table-cell table:style-name="Tabela1.A2" office:value-type="string">
            <text:p text:style-name="P54">3361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9</text:p>
          </table:table-cell>
        </table:table-row>
        <table:table-row>
          <table:table-cell table:style-name="Tabela1.A2" office:value-type="string">
            <text:p text:style-name="P51">1<text:span text:style-name="T2">1</text:span></text:p>
          </table:table-cell>
          <table:table-cell table:style-name="Tabela1.A2" office:value-type="string">
            <text:p text:style-name="P54">15.10.2018</text:p>
          </table:table-cell>
          <table:table-cell table:style-name="Tabela1.A2" office:value-type="string">
            <text:p text:style-name="P51">57650</text:p>
          </table:table-cell>
          <table:table-cell table:style-name="Tabela1.A2" office:value-type="string">
            <text:p text:style-name="P51">7748</text:p>
          </table:table-cell>
          <table:table-cell table:style-name="Tabela1.A2" office:value-type="string">
            <text:p text:style-name="P54">7528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4</text:p>
          </table:table-cell>
        </table:table-row>
        <table:table-row>
          <table:table-cell table:style-name="Tabela1.A2" office:value-type="string">
            <text:p text:style-name="P51">1<text:span text:style-name="T2">2</text:span></text:p>
          </table:table-cell>
          <table:table-cell table:style-name="Tabela1.A2" office:value-type="string">
            <text:p text:style-name="P54">16.10.2018</text:p>
          </table:table-cell>
          <table:table-cell table:style-name="Tabela1.A2" office:value-type="string">
            <text:p text:style-name="P51">57741</text:p>
          </table:table-cell>
          <table:table-cell table:style-name="Tabela1.A2" office:value-type="string">
            <text:p text:style-name="P51">6871</text:p>
          </table:table-cell>
          <table:table-cell table:style-name="Tabela1.A2" office:value-type="string">
            <text:p text:style-name="P54">2203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13</text:p>
          </table:table-cell>
        </table:table-row>
        <table:table-row>
          <table:table-cell table:style-name="Tabela1.A2" office:value-type="string">
            <text:p text:style-name="P51">1<text:span text:style-name="T2">3</text:span></text:p>
          </table:table-cell>
          <table:table-cell table:style-name="Tabela1.A2" office:value-type="string">
            <text:p text:style-name="P54">16.10.2018</text:p>
          </table:table-cell>
          <table:table-cell table:style-name="Tabela1.A2" office:value-type="string">
            <text:p text:style-name="P51">63726</text:p>
          </table:table-cell>
          <table:table-cell table:style-name="Tabela1.A2" office:value-type="string">
            <text:p text:style-name="P51">6167</text:p>
          </table:table-cell>
          <table:table-cell table:style-name="Tabela1.A2" office:value-type="string">
            <text:p text:style-name="P54">6409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9</text:p>
          </table:table-cell>
        </table:table-row>
        <table:table-row>
          <table:table-cell table:style-name="Tabela1.A2" office:value-type="string">
            <text:p text:style-name="P51">14</text:p>
          </table:table-cell>
          <table:table-cell table:style-name="Tabela1.A2" office:value-type="string">
            <text:p text:style-name="P54">16.10.2018</text:p>
          </table:table-cell>
          <table:table-cell table:style-name="Tabela1.A2" office:value-type="string">
            <text:p text:style-name="P51">57428</text:p>
          </table:table-cell>
          <table:table-cell table:style-name="Tabela1.A2" office:value-type="string">
            <text:p text:style-name="P51">7224</text:p>
          </table:table-cell>
          <table:table-cell table:style-name="Tabela1.A2" office:value-type="string">
            <text:p text:style-name="P54">1086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12</text:p>
          </table:table-cell>
        </table:table-row>
        <table:table-row>
          <table:table-cell table:style-name="Tabela1.A2" office:value-type="string">
            <text:p text:style-name="P51">15</text:p>
          </table:table-cell>
          <table:table-cell table:style-name="Tabela1.A2" office:value-type="string">
            <text:p text:style-name="P54">16.10.2018</text:p>
          </table:table-cell>
          <table:table-cell table:style-name="Tabela1.A2" office:value-type="string">
            <text:p text:style-name="P51">57882</text:p>
          </table:table-cell>
          <table:table-cell table:style-name="Tabela1.A2" office:value-type="string">
            <text:p text:style-name="P51">9737</text:p>
          </table:table-cell>
          <table:table-cell table:style-name="Tabela1.A2" office:value-type="string">
            <text:p text:style-name="P54">9736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1</text:p>
          </table:table-cell>
        </table:table-row>
        <table:table-row>
          <table:table-cell table:style-name="Tabela1.A2" office:value-type="string">
            <text:p text:style-name="P51">16</text:p>
          </table:table-cell>
          <table:table-cell table:style-name="Tabela1.A2" office:value-type="string">
            <text:p text:style-name="P54">16.10.2018</text:p>
          </table:table-cell>
          <table:table-cell table:style-name="Tabela1.A2" office:value-type="string">
            <text:p text:style-name="P51">57416</text:p>
          </table:table-cell>
          <table:table-cell table:style-name="Tabela1.A2" office:value-type="string">
            <text:p text:style-name="P51">9032</text:p>
          </table:table-cell>
          <table:table-cell table:style-name="Tabela1.A2" office:value-type="string">
            <text:p text:style-name="P54">9054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4</text:p>
          </table:table-cell>
        </table:table-row>
        <table:table-row>
          <table:table-cell table:style-name="Tabela1.A2" office:value-type="string">
            <text:p text:style-name="P51">17</text:p>
          </table:table-cell>
          <table:table-cell table:style-name="Tabela1.A2" office:value-type="string">
            <text:p text:style-name="P54">16.10.2018</text:p>
          </table:table-cell>
          <table:table-cell table:style-name="Tabela1.A2" office:value-type="string">
            <text:p text:style-name="P51">63729</text:p>
          </table:table-cell>
          <table:table-cell table:style-name="Tabela1.A2" office:value-type="string">
            <text:p text:style-name="P51">8167</text:p>
          </table:table-cell>
          <table:table-cell table:style-name="Tabela1.A2" office:value-type="string">
            <text:p text:style-name="P54">8290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4</text:p>
          </table:table-cell>
        </table:table-row>
        <table:table-row>
          <table:table-cell table:style-name="Tabela1.A2" office:value-type="string">
            <text:p text:style-name="P51">18</text:p>
          </table:table-cell>
          <table:table-cell table:style-name="Tabela1.A2" office:value-type="string">
            <text:p text:style-name="P54">16.10.2018</text:p>
          </table:table-cell>
          <table:table-cell table:style-name="Tabela1.A2" office:value-type="string">
            <text:p text:style-name="P51">572<text:span text:style-name="T1">94</text:span></text:p>
          </table:table-cell>
          <table:table-cell table:style-name="Tabela1.A2" office:value-type="string">
            <text:p text:style-name="P51">1946</text:p>
          </table:table-cell>
          <table:table-cell table:style-name="Tabela1.A2" office:value-type="string">
            <text:p text:style-name="P54">1170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9</text:p>
          </table:table-cell>
        </table:table-row>
        <table:table-row>
          <table:table-cell table:style-name="Tabela1.A2" office:value-type="string">
            <text:p text:style-name="P51">19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420</text:p>
          </table:table-cell>
          <table:table-cell table:style-name="Tabela1.A2" office:value-type="string">
            <text:p text:style-name="P51">6873</text:p>
          </table:table-cell>
          <table:table-cell table:style-name="Tabela1.A2" office:value-type="string">
            <text:p text:style-name="P54">6871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2</text:p>
          </table:table-cell>
        </table:table-row>
        <table:table-row>
          <table:table-cell table:style-name="Tabela1.A2" office:value-type="string">
            <text:p text:style-name="P51">20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533</text:p>
          </table:table-cell>
          <table:table-cell table:style-name="Tabela1.A2" office:value-type="string">
            <text:p text:style-name="P51">3002</text:p>
          </table:table-cell>
          <table:table-cell table:style-name="Tabela1.A2" office:value-type="string">
            <text:p text:style-name="P54">3003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0</text:p>
          </table:table-cell>
        </table:table-row>
        <table:table-row>
          <table:table-cell table:style-name="Tabela1.A2" office:value-type="string">
            <text:p text:style-name="P51">21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489</text:p>
          </table:table-cell>
          <table:table-cell table:style-name="Tabela1.A2" office:value-type="string">
            <text:p text:style-name="P51">7800</text:p>
          </table:table-cell>
          <table:table-cell table:style-name="Tabela1.A2" office:value-type="string">
            <text:p text:style-name="P54">9021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7</text:p>
          </table:table-cell>
        </table:table-row>
        <table:table-row>
          <table:table-cell table:style-name="Tabela1.A2" office:value-type="string">
            <text:p text:style-name="P51">22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951</text:p>
          </table:table-cell>
          <table:table-cell table:style-name="Tabela1.A2" office:value-type="string">
            <text:p text:style-name="P51">4256</text:p>
          </table:table-cell>
          <table:table-cell table:style-name="Tabela1.A2" office:value-type="string">
            <text:p text:style-name="P54">4344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4</text:p>
          </table:table-cell>
        </table:table-row>
        <table:table-row>
          <table:table-cell table:style-name="Tabela1.A2" office:value-type="string">
            <text:p text:style-name="P51">23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089</text:p>
          </table:table-cell>
          <table:table-cell table:style-name="Tabela1.A2" office:value-type="string">
            <text:p text:style-name="P51">6222</text:p>
          </table:table-cell>
          <table:table-cell table:style-name="Tabela1.A2" office:value-type="string">
            <text:p text:style-name="P54">3881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12</text:p>
          </table:table-cell>
        </table:table-row>
        <table:table-row>
          <table:table-cell table:style-name="Tabela1.A2" office:value-type="string">
            <text:p text:style-name="P51">24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250</text:p>
          </table:table-cell>
          <table:table-cell table:style-name="Tabela1.A2" office:value-type="string">
            <text:p text:style-name="P51">4494</text:p>
          </table:table-cell>
          <table:table-cell table:style-name="Tabela1.A2" office:value-type="string">
            <text:p text:style-name="P54">6593</text:p>
          </table:table-cell>
          <table:table-cell table:style-name="Tabela1.A2" office:value-type="string">
            <text:p text:style-name="P53">elektryczny</text:p>
          </table:table-cell>
          <table:table-cell table:style-name="Tabela1.G2" office:value-type="string">
            <text:p text:style-name="P56">4</text:p>
          </table:table-cell>
        </table:table-row>
        <table:table-row>
          <table:table-cell table:style-name="Tabela1.A2" office:value-type="string">
            <text:p text:style-name="P51">25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638</text:p>
          </table:table-cell>
          <table:table-cell table:style-name="Tabela1.A2" office:value-type="string">
            <text:p text:style-name="P51">0509</text:p>
          </table:table-cell>
          <table:table-cell table:style-name="Tabela1.A2" office:value-type="string">
            <text:p text:style-name="P54">3476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10</text:p>
          </table:table-cell>
        </table:table-row>
        <table:table-row>
          <table:table-cell table:style-name="Tabela1.A2" office:value-type="string">
            <text:p text:style-name="P61">26</text:p>
          </table:table-cell>
          <table:table-cell table:style-name="Tabela1.A2" office:value-type="string">
            <text:p text:style-name="P60">26.10.2018</text:p>
          </table:table-cell>
          <table:table-cell table:style-name="Tabela1.A2" office:value-type="string">
            <text:p text:style-name="P59">57823</text:p>
          </table:table-cell>
          <table:table-cell table:style-name="Tabela1.A2" office:value-type="string">
            <text:p text:style-name="P59">6879</text:p>
          </table:table-cell>
          <table:table-cell table:style-name="Tabela1.A2" office:value-type="string">
            <text:p text:style-name="P59">6879</text:p>
          </table:table-cell>
          <table:table-cell table:style-name="Tabela1.A2" office:value-type="string">
            <text:p text:style-name="P57">fizyczny</text:p>
          </table:table-cell>
          <table:table-cell table:style-name="Tabela1.G2" office:value-type="string">
            <text:p text:style-name="P58">0</text:p>
          </table:table-cell>
        </table:table-row>
        <table:table-row>
          <table:table-cell table:style-name="Tabela1.A2" office:value-type="string">
            <text:p text:style-name="P51">27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127</text:p>
          </table:table-cell>
          <table:table-cell table:style-name="Tabela1.A2" office:value-type="string">
            <text:p text:style-name="P51">9130</text:p>
          </table:table-cell>
          <table:table-cell table:style-name="Tabela1.A2" office:value-type="string">
            <text:p text:style-name="P54">9393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9</text:p>
          </table:table-cell>
        </table:table-row>
        <table:table-row>
          <table:table-cell table:style-name="Tabela1.A2" office:value-type="string">
            <text:p text:style-name="P51">28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645</text:p>
          </table:table-cell>
          <table:table-cell table:style-name="Tabela1.A2" office:value-type="string">
            <text:p text:style-name="P51">5865</text:p>
          </table:table-cell>
          <table:table-cell table:style-name="Tabela1.A2" office:value-type="string">
            <text:p text:style-name="P54">5865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0</text:p>
          </table:table-cell>
        </table:table-row>
        <table:table-row>
          <table:table-cell table:style-name="Tabela1.A2" office:value-type="string">
            <text:p text:style-name="P51">29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371</text:p>
          </table:table-cell>
          <table:table-cell table:style-name="Tabela1.A2" office:value-type="string">
            <text:p text:style-name="P51">3691</text:p>
          </table:table-cell>
          <table:table-cell table:style-name="Tabela1.A2" office:value-type="string">
            <text:p text:style-name="P54">3591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1</text:p>
          </table:table-cell>
        </table:table-row>
        <table:table-row>
          <table:table-cell table:style-name="Tabela1.A2" office:value-type="string">
            <text:p text:style-name="P51">30</text:p>
          </table:table-cell>
          <table:table-cell table:style-name="Tabela1.A2" office:value-type="string">
            <text:p text:style-name="P55">26.10.2018</text:p>
          </table:table-cell>
          <table:table-cell table:style-name="Tabela1.A2" office:value-type="string">
            <text:p text:style-name="P51">57583</text:p>
          </table:table-cell>
          <table:table-cell table:style-name="Tabela1.A2" office:value-type="string">
            <text:p text:style-name="P51">0761</text:p>
          </table:table-cell>
          <table:table-cell table:style-name="Tabela1.A2" office:value-type="string">
            <text:p text:style-name="P54">9428</text:p>
          </table:table-cell>
          <table:table-cell table:style-name="Tabela1.A2" office:value-type="string">
            <text:p text:style-name="P53">fizyczny</text:p>
          </table:table-cell>
          <table:table-cell table:style-name="Tabela1.G2" office:value-type="string">
            <text:p text:style-name="P56">11</text:p>
          </table:table-cell>
        </table:table-row>
      </table:table>
      <text:p text:style-name="P9"/>
      <text:p text:style-name="P8"><text:soft-page-break/>2. Analiza danych</text:p>
      <text:p text:style-name="P12"><text:span text:style-name="T2">2.1. Metodologia i wnioski z pracy </text:span><text:span text:style-name="T4">Cracking Android pattern lock in five attempts</text:span></text:p>
      <text:p text:style-name="P17"><text:span text:style-name="T25">W powyższej pracy został przedstawiony schemat kradzieży kodów obrazkowych zabezpieczających telefon. </text:span><text:span text:style-name="T26">Po dokładnym zapoznaniu się z nią można wyciągnąć następujące wnioski:</text:span></text:p>
      <text:p text:style-name="P15"><text:span text:style-name="T5">▪</text:span><text:span text:style-name="T6"> <text:s/></text:span><text:span text:style-name="T27">posiadając nagranie zawierające ruchy palca odblokowywującego ekran można w łatwy</text:span></text:p>
      <text:p text:style-name="P62"><text:span text:style-name="T37"><text:s text:c="3"/>sposób złamać kod </text:span><text:span text:style-name="T41">zabezpieczający telefon </text:span><text:span text:style-name="T42">dzięki opracowanemu programowi,</text:span></text:p>
      <text:p text:style-name="P21"><text:span text:style-name="T5">▪</text:span><text:span text:style-name="T6"> <text:s/></text:span><text:span text:style-name="T27">czym bardziej jest skomplikowany kod </text:span><text:span text:style-name="T28">umożliwiający</text:span><text:span text:style-name="T27"> </text:span><text:span text:style-name="T28">odblokowanie telefonu, tym prościej</text:span></text:p>
      <text:p text:style-name="P63"><text:s text:c="3"/>go złamać,</text:p>
      <text:p text:style-name="P64"><text:span text:style-name="T5">▪</text:span><text:span text:style-name="T3"> <text:s/></text:span><text:span text:style-name="T17">cz</text:span><text:span text:style-name="T18">ym bliżej celu znajduje się kamera, tym większe prawdopodobieństwo, że uda się</text:span></text:p>
      <text:p text:style-name="P64"><text:span text:style-name="T18"><text:s text:c="3"/>poprawnie narysować kod odblokowywujący telefon,</text:span></text:p>
      <text:p text:style-name="P64"><text:span text:style-name="T9">▪</text:span><text:span text:style-name="T12"> <text:s/></text:span><text:span text:style-name="T18">drgania kamery i słabe oświetlenie nieznacznie utrudniają odnalezienie prawidłowego</text:span></text:p>
      <text:p text:style-name="P64"><text:span text:style-name="T18"><text:s text:c="3"/>wzorca.</text:span></text:p>
      <text:p text:style-name="P10"><text:span text:style-name="T20">2.</text:span><text:span text:style-name="T21">2</text:span><text:span text:style-name="T20">. </text:span><text:span text:style-name="T21">Rozkład według jakiego użytkownicy ustawiają/zostawiają zamek</text:span></text:p>
      <text:p text:style-name="P45"><text:span text:style-name="T46">K</text:span><text:span text:style-name="T45">ategoria I</text:span><text:span text:style-name="T43"> – rowery zabezpieczone za pomocą zamka elektronicznego.</text:span></text:p>
      <text:p text:style-name="P48"><text:span text:style-name="T45">Kategoria II</text:span><text:span text:style-name="T44"> </text:span><text:span text:style-name="T43">– rowery zabezpieczone za pomocą zamka fizycznego.</text:span></text:p>
      <text:p text:style-name="P19"><text:s/></text:p>
      <text:p text:style-name="P19"><draw:frame draw:style-name="fr1" draw:name="Obi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<text:span text:style-name="T21">P</text:span><text:span text:style-name="T19">owyższy wykres przedstawia jakie numery tarcz</text:span><text:span text:style-name="T22">y</text:span><text:span text:style-name="T19"> należy zmienić, aby otworzyć zamek </text:span><text:span text:style-name="T22">przy założeniu, że 0 oznacza brak zmiany, a {1, 2, 3, 4} to zbiór numerów tarczy wchodzących w skład zamka.</text:span></text:p>
      <text:p text:style-name="P41"/>
      <text:p text:style-name="P18"><text:span text:style-name="T22">O</text:span><text:span text:style-name="T19">soby przypinające rower za pomocą zamka fizycznego dzielą się na dwie kategorie:</text:span></text:p>
      <text:p text:style-name="P16"><text:span text:style-name="T5">▪</text:span><text:span text:style-name="T6"> <text:s/></text:span><text:span text:style-name="T29">nie przywiązujące uwagi do zamka - nie zmieniają one kodu zabezpieczającego lub</text:span></text:p>
      <text:p text:style-name="P32"><text:s text:c="3"/>decydują się na zmianę jedynie jednej cyfry,</text:p>
      <text:p text:style-name="P16"><text:span text:style-name="T7">▪</text:span><text:span text:style-name="T10"> <text:s/></text:span><text:span text:style-name="T29">przywiązujące uwagę do zamka – zmieniają kod w znacznym stopniu przekręcając 3 lub</text:span></text:p>
      <text:p text:style-name="P22"><text:span text:style-name="T29"><text:s text:c="3"/>4 tarcze jednocześnie, </text:span><text:span text:style-name="T31">aby mieć pewność, że nikt z niego nie skorzysta</text:span><text:span text:style-name="T29">.</text:span></text:p>
      <text:p text:style-name="P23"><text:span text:style-name="T30">Z obserwacji dokonanych podczas zbierania danych, można śmiało wyciągnąć wniosek, że o</text:span><text:span text:style-name="T32">soby odstawiające rower do bazy – zamka elektronicznego </text:span><text:span text:style-name="T30">zazwyczaj nie dokonują zmiany kodu, a powyższe dane reprezentują jedynie stare kody zabezpieczające.</text:span></text:p>
      <text:p text:style-name="P41"><draw:frame draw:style-name="fr2" draw:name="Obiekt13" text:anchor-type="paragraph" svg:width="15.998cm" svg:height="8.999cm" draw:z-index="2"><draw:object xlink:href="./Object 13" xlink:type="simple" xlink:show="embed" xlink:actuate="onLoad"/><draw:image xlink:href="./ObjectReplacements/Object 13" xlink:type="simple" xlink:show="embed" xlink:actuate="onLoad"/></draw:frame><text:soft-page-break/></text:p>
      <text:p text:style-name="P24"><text:span text:style-name="T30">P</text:span><text:span text:style-name="T32">owyższy wykres przedstawia</text:span><text:span text:style-name="T27"> prawdopodobieństwo przekręcania konkretne</text:span><text:span text:style-name="T33">j</text:span><text:span text:style-name="T27"> tarczy </text:span><text:span text:style-name="T32">przy założeniu, że 0 oznacza brak zmiany, a {1, 2, 3, 4} to zbiór numerów tarczy wchodzących w skład zamka.</text:span></text:p>
      <text:p text:style-name="P33"/>
      <text:p text:style-name="P26"><text:span text:style-name="T32">Z </text:span><text:span text:style-name="T27">powyższego wykresu wynika, że najbardziej prawdopodobne jest zmienienie pozycji czterech tarcz</text:span><text:span text:style-name="T34">y</text:span><text:span text:style-name="T27"> jednocześnie.</text:span></text:p>
      <text:p text:style-name="P23"/>
      <text:p text:style-name="P24"><draw:frame draw:style-name="fr2" draw:name="Obiekt12" text:anchor-type="paragraph" svg:width="15.998cm" svg:height="8.999cm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P29"><text:span text:style-name="T21">P</text:span><text:span text:style-name="T22">owyższy wykres przedstawia </text:span><text:span text:style-name="T23">ile w sumie obrotów poszczególnymi</text:span><text:span text:style-name="T22"> tarcz</text:span><text:span text:style-name="T23">ami</text:span><text:span text:style-name="T22"> należy </text:span><text:span text:style-name="T23">wykonać</text:span><text:span text:style-name="T22">, aby otworzyć zamek przy </text:span><text:span text:style-name="T23">pomocy kodu znajdującego się w aplikacji przy założeniu</text:span><text:span text:style-name="T22">, że 0 oznacza brak zmiany, a {1, 2, ..., </text:span><text:span text:style-name="T23">20</text:span><text:span text:style-name="T22">} to zbiór </text:span><text:span text:style-name="T23">wartości obrotów</text:span><text:span text:style-name="T22">.</text:span></text:p>
      <text:p text:style-name="P42"/>
      <text:p text:style-name="P30"><text:span text:style-name="T22">Z </text:span><text:span text:style-name="T19">powyższego wykresu wynika, że posiadając kod pozwalający otworzyć zamek zarówno w przypadku </text:span><text:span text:style-name="T24">K</text:span><text:span text:style-name="T19">ategorii I, jak i II należy zmienić układ tarczy mniej niż 10 razy, aby go otworzyć.</text:span></text:p>
      <text:p text:style-name="P41"/>
      <text:p text:style-name="P41"><draw:frame draw:style-name="fr3" draw:name="Obiekt2" text:anchor-type="paragraph" svg:width="15.998cm" svg:height="8.999cm" draw:z-index="3"><draw:object xlink:href="./Object 2" xlink:type="simple" xlink:show="embed" xlink:actuate="onLoad"/><draw:image xlink:href="./ObjectReplacements/Object 2" xlink:type="simple" xlink:show="embed" xlink:actuate="onLoad"/><svg:desc>wykres</svg:desc></draw:frame><text:soft-page-break/></text:p>
      <text:p text:style-name="P25"><text:span text:style-name="T30">P</text:span><text:span text:style-name="T32">owyższy wykres przedstawia</text:span><text:span text:style-name="T27"> prawdopodobieństwo </text:span><text:span text:style-name="T34">otworzenia zamka</text:span><text:span text:style-name="T27"> </text:span><text:span text:style-name="T32">przy założeniu, że 0 oznacza brak zmiany, a {1, 2, ..., </text:span><text:span text:style-name="T34">20</text:span><text:span text:style-name="T32">} to zbiór </text:span><text:span text:style-name="T33">wartości obrotów</text:span><text:span text:style-name="T32">.</text:span></text:p>
      <text:p text:style-name="P34"/>
      <text:p text:style-name="P27"><text:span text:style-name="T32">Z powyższego wykresu wynika, że najbardziej prawdopodobne jest </text:span><text:span text:style-name="T34">wykonanie czterech obrotów, aby odblokować zamek w przypadku Kategorii II. W przypadku Kategorii I najlepiej spróbować otworzyć zamek bez wykonywania jakiegokolwiek obrotu.</text:span></text:p>
      <text:p text:style-name="P35"/>
      <text:p text:style-name="P11"><text:span text:style-name="T38">2.</text:span><text:span text:style-name="T39">3</text:span><text:span text:style-name="T38">. </text:span><text:span text:style-name="T39">Entropia i średnia ilość prób</text:span></text:p>
      <text:p text:style-name="P20">Wartość entropii obliczana jest ze wzoru:</text:p>
      <text:p text:style-name="P37"/>
      <text:p text:style-name="P36"><draw:frame draw:style-name="fr4" draw:name="Obiekt3" text:anchor-type="as-char" svg:y="-0.713cm" svg:width="3.187cm" svg:height="1.139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0"/>
      <text:p text:style-name="P31"><text:span text:style-name="T37">Dla </text:span><text:span text:style-name="T40">K</text:span><text:span text:style-name="T37">ategorii I entropia przyjmuje przybliżoną wartość 2,973557262275186.</text:span></text:p>
      <text:p text:style-name="P31"><text:span text:style-name="T37">Dla </text:span><text:span text:style-name="T40">K</text:span><text:span text:style-name="T37">ategorii II entropia przyjmuje przybliżoną wartość 3,189898095464288.</text:span></text:p>
      <text:p text:style-name="P38">Za średnią prób potrzebnych złodziejowi do otworzenia roweru została w tym przypadku przyjęta wartość oczekiwana obliczana ze wzoru:</text:p>
      <text:p text:style-name="P38"/>
      <text:p text:style-name="P39"><draw:frame draw:style-name="fr4" draw:name="Obiekt4" text:anchor-type="as-char" svg:y="-0.713cm" svg:width="2.963cm" svg:height="1.139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9"/>
      <text:p text:style-name="P38">Dla Kategorii II przyjmuje ona przybliżoną wartość 6,7(3).</text:p>
      <text:p text:style-name="P38"/>
      <text:p text:style-name="P7">3. Dalsze rozważania</text:p>
      <text:p text:style-name="P13"><text:span text:style-name="T47">3</text:span>.1. <text:span text:style-name="T47">Bezpieczeństwo systemów</text:span></text:p>
      <text:p text:style-name="P44">Kody PIN składające się z 4 lub 8-cyfr nie są zbyt bezpieczne, ponieważ może to być np. rok urodzenia (1997), lub konkretna data (08.12.1997), które najczęściej mają dla użytkownika znaczenie sentymentalne, a w dzisiejszych czasach ludzie dzielą się nimi na portalach społecznościowych. <text:span text:style-name="T49">Najbardziej bezpieczne z podanych jest 8-znakowe, alfa-numeryczne hasło, ponieważ w ten sposób użytkownik jest w stanie stworzyć dużą ilość kombinacji, co zmniejsza ryzyko odgadnięcia hasła w kilku pierwszych próbach.</text:span></text:p>
      <text:p text:style-name="P14">3.2. Poprawność zebranych danych</text:p>
      <text:p text:style-name="P43">Zlecający zebranie danych mogą wykryć osoby, które nie zebrały <text:span text:style-name="T48">ich </text:span>samodzielnie, tylko je wytworzyły/wylosowały, gdy: </text:p>
      <text:p text:style-name="P46"><text:span text:style-name="T5">▪</text:span><text:span text:style-name="T6"> <text:s/></text:span><text:span text:style-name="T35">nie zawierają odpowiedniego formatu i długości danych,</text:span></text:p>
      <text:p text:style-name="P47"><text:soft-page-break/><text:span text:style-name="T8">▪</text:span><text:span text:style-name="T11"> <text:s/></text:span><text:span text:style-name="T36">dokładnie te same wartości powtarzają się kilkukrotnie,</text:span></text:p>
      <text:p text:style-name="P49"><text:span text:style-name="T13">▪</text:span><text:span text:style-name="T14"> <text:s/></text:span><text:span text:style-name="T15">numer roweru nie znajduje się w bazie danych,</text:span></text:p>
      <text:p text:style-name="P50"><text:span text:style-name="T13">▪</text:span><text:span text:style-name="T14"> <text:s/></text:span><text:span text:style-name="T16">numer roweru pozostaje ten sam, a zmienia się tylko kod pozwalający go wypożyczyć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2:14:19.234140035</meta:creation-date>
    <dc:date>2018-11-04T23:11:30.125835343</dc:date>
    <meta:editing-duration>PT8H31M43S</meta:editing-duration>
    <meta:editing-cycles>4</meta:editing-cycles>
    <meta:generator>LibreOffice/6.0.6.2$Linux_X86_64 LibreOffice_project/00m0$Build-2</meta:generator>
    <meta:document-statistic meta:table-count="1" meta:image-count="0" meta:object-count="6" meta:page-count="5" meta:paragraph-count="268" meta:word-count="818" meta:character-count="5419" meta:non-whitespace-character-count="48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963cm" svg:y="0.315cm" chart:style-name="ch2">
          <text:p>Wykres 1</text:p>
        </chart:title>
        <chart:legend chart:legend-position="end" svg:x="13.47cm" svg:y="3.951cm" style:legend-expansion="high" chart:style-name="ch3"/>
        <chart:plot-area chart:style-name="ch4" chart:data-source-has-labels="both" svg:x="1.33cm" svg:y="1.273cm" svg:width="11.821cm" svg:height="6.566cm">
          <chartooo:coordinate-region svg:x="1.766cm" svg:y="1.472cm" svg:width="11.385cm" svg:height="5.72cm"/>
          <chart:axis chart:dimension="x" chart:name="primary-x" chart:style-name="ch5" chartooo:axis-type="auto">
            <chartooo:date-scale/>
            <chart:title svg:x="5.397cm" svg:y="8.018cm" chart:style-name="ch6">
              <text:p>Numer zmienionej tarcz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553cm" chart:style-name="ch8">
              <text:p>Liczba tarczy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tegoria I</text:p>
              </table:table-cell>
              <table:table-cell office:value-type="string">
                <text:p>Kategoria II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963cm" svg:y="0.315cm" chart:style-name="ch2">
          <text:p>Wykres 3</text:p>
        </chart:title>
        <chart:legend chart:legend-position="end" svg:x="13.47cm" svg:y="3.951cm" style:legend-expansion="high" chart:style-name="ch3"/>
        <chart:plot-area chart:style-name="ch4" chart:data-source-has-labels="both" svg:x="1.33cm" svg:y="1.273cm" svg:width="11.821cm" svg:height="6.566cm">
          <chartooo:coordinate-region svg:x="2.057cm" svg:y="1.472cm" svg:width="11.094cm" svg:height="5.72cm"/>
          <chart:axis chart:dimension="x" chart:name="primary-x" chart:style-name="ch5" chartooo:axis-type="auto">
            <chartooo:date-scale/>
            <chart:title svg:x="6.085cm" svg:y="8.018cm" chart:style-name="ch6">
              <text:p>Liczba obrotów</text:p>
            </chart:title>
            <chart:categories table:cell-range-address="local-table.$A$2:.$A$22"/>
          </chart:axis>
          <chart:axis chart:dimension="y" chart:name="primary-y" chart:style-name="ch7">
            <chart:title svg:x="0.451cm" svg:y="5.725cm" chart:style-name="ch8">
              <text:p>Liczba zamków</text:p>
            </chart:title>
            <chart:grid chart:style-name="ch9" chart:class="major"/>
          </chart:axis>
          <chart:series chart:style-name="ch10" chart:values-cell-range-address="local-table.$B$2:.$B$22" chart:label-cell-address="local-table.$B$1" chart:class="chart:bar">
            <chart:data-point chart:repeated="21"/>
          </chart:series>
          <chart:series chart:style-name="ch11" chart:values-cell-range-address="local-table.$C$2:.$C$22" chart:label-cell-address="local-table.$C$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tegoria I</text:p>
              </table:table-cell>
              <table:table-cell office:value-type="string">
                <text:p>Kategoria II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963cm" svg:y="0.315cm" chart:style-name="ch2">
          <text:p>Wykres 2</text:p>
        </chart:title>
        <chart:legend chart:legend-position="end" svg:x="12.881cm" svg:y="3.951cm" style:legend-expansion="high" chart:style-name="ch3"/>
        <chart:plot-area chart:style-name="ch4" chart:data-source-has-labels="both" svg:x="1.33cm" svg:y="1.273cm" svg:width="11.232cm" svg:height="6.566cm">
          <chartooo:coordinate-region svg:x="2.242cm" svg:y="1.473cm" svg:width="10.226cm" svg:height="5.719cm"/>
          <chart:axis chart:dimension="x" chart:name="primary-x" chart:style-name="ch5" chartooo:axis-type="auto">
            <chartooo:date-scale/>
            <chart:title svg:x="5.103cm" svg:y="8.018cm" chart:style-name="ch6">
              <text:p>Numer zmienionej tarcz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7.484cm" chart:style-name="ch8">
              <text:p>Prawdopodobieństwo zmienienia tarczy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tegoria I</text:p>
              </table:table-cell>
              <table:table-cell office:value-type="string">
                <text:p>Kategoria II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0666666667">
                <text:p>0.0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1333333333">
                <text:p>0.13333333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66666667">
                <text:p>0.2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666666">
                <text:p>0.266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3333">
                <text:p>0.333333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963cm" svg:y="0.315cm" chart:style-name="ch2">
          <text:p>Wykres 4</text:p>
        </chart:title>
        <chart:legend chart:legend-position="end" svg:x="12.881cm" svg:y="3.951cm" style:legend-expansion="high" chart:style-name="ch3"/>
        <chart:plot-area chart:style-name="ch4" chart:data-source-has-labels="both" svg:x="1.33cm" svg:y="1.273cm" svg:width="11.232cm" svg:height="6.566cm">
          <chartooo:coordinate-region svg:x="2.242cm" svg:y="1.473cm" svg:width="10.133cm" svg:height="5.719cm"/>
          <chart:axis chart:dimension="x" chart:name="primary-x" chart:style-name="ch5" chartooo:axis-type="auto">
            <chartooo:date-scale/>
            <chart:title svg:x="5.791cm" svg:y="8.018cm" chart:style-name="ch6">
              <text:p>Liczba obrotów</text:p>
            </chart:title>
            <chart:categories table:cell-range-address="local-table.$A$2:.$A$22"/>
          </chart:axis>
          <chart:axis chart:dimension="y" chart:name="primary-y" chart:style-name="ch7">
            <chart:title svg:x="0.451cm" svg:y="7.537cm" chart:style-name="ch8">
              <text:p>Prawdopodobieństwo otworzenia zamka</text:p>
            </chart:title>
            <chart:grid chart:style-name="ch9" chart:class="major"/>
          </chart:axis>
          <chart:series chart:style-name="ch10" chart:values-cell-range-address="local-table.$B$2:.$B$22" chart:label-cell-address="local-table.$B$1" chart:class="chart:line">
            <chart:data-point chart:repeated="21"/>
          </chart:series>
          <chart:series chart:style-name="ch11" chart:values-cell-range-address="local-table.$C$2:.$C$22" chart:label-cell-address="local-table.$C$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tegoria I</text:p>
              </table:table-cell>
              <table:table-cell office:value-type="string">
                <text:p>Kategoria II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6666666">
                <text:p>0.0666666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row>
        <mi>H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p</mi>
        </mrow>
      </mrow>
      <msub>
        <mi>log</mi>
        <mn>2</mn>
      </msub>
      <mrow>
        <mo fence="true" stretchy="false">(</mo>
        <mrow>
          <mfrac>
            <mn>1</mn>
            <mi>p</mi>
          </mfrac>
        </mrow>
        <mo fence="true" stretchy="false">)</mo>
      </mrow>
    </mrow>
    <annotation encoding="StarMath 5.0">H = sum from{i = 1} to{n} p log _{2} ( {1} over {p} ) </annotation>
  </semantics>
</math>
</file>

<file path=Object 4/content.xml><?xml version="1.0" encoding="utf-8"?>
<math xmlns="http://www.w3.org/1998/Math/MathML" display="block">
  <semantics>
    <mrow>
      <mrow>
        <mi mathvariant="italic">EX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i>p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EX= sum from{i=1} to{n} x_{i} p( x_{i}  )</annotation>
  </semantics>
</math>
</file>